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17cm" table:align="left"/>
    </style:style>
    <style:style style:name="Table1.A" style:family="table-column">
      <style:table-column-properties style:column-width="0.732cm"/>
    </style:style>
    <style:style style:name="Table1.B" style:family="table-column">
      <style:table-column-properties style:column-width="5.385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7.664cm"/>
    </style:style>
    <style:style style:name="Table2.B" style:family="table-column">
      <style:table-column-properties style:column-width="9.336cm"/>
    </style:style>
    <style:style style:name="Table2.A1" style:family="table-cell">
      <style:table-cell-properties style:vertical-align="middle" fo:padding="0.049cm" fo:border="none"/>
    </style:style>
    <style:style style:name="Table3" style:family="table">
      <style:table-properties style:width="15.866cm" table:align="left"/>
    </style:style>
    <style:style style:name="Table3.A" style:family="table-column">
      <style:table-column-properties style:column-width="10.5cm"/>
    </style:style>
    <style:style style:name="Table3.B" style:family="table-column">
      <style:table-column-properties style:column-width="5.366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11.467cm"/>
    </style:style>
    <style:style style:name="Table4.B" style:family="table-column">
      <style:table-column-properties style:column-width="5.533cm"/>
    </style:style>
    <style:style style:name="Table4.A1" style:family="table-cell">
      <style:table-cell-properties style:vertical-align="middle" fo:padding="0.049cm" fo:border="none"/>
    </style:style>
    <style:style style:name="Table5" style:family="table">
      <style:table-properties style:width="15.787cm" table:align="left"/>
    </style:style>
    <style:style style:name="Table5.A" style:family="table-column">
      <style:table-column-properties style:column-width="8.405cm"/>
    </style:style>
    <style:style style:name="Table5.B" style:family="table-column">
      <style:table-column-properties style:column-width="7.382cm"/>
    </style:style>
    <style:style style:name="Table5.A1" style:family="table-cell">
      <style:table-cell-properties style:vertical-align="middle" fo:padding="0.049cm" fo:border="none"/>
    </style:style>
    <style:style style:name="Table6" style:family="table">
      <style:table-properties style:width="11.777cm" table:align="left"/>
    </style:style>
    <style:style style:name="Table6.A" style:family="table-column">
      <style:table-column-properties style:column-width="4.849cm"/>
    </style:style>
    <style:style style:name="Table6.B" style:family="table-column">
      <style:table-column-properties style:column-width="6.929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6.773cm"/>
    </style:style>
    <style:style style:name="Table7.B" style:family="table-column">
      <style:table-column-properties style:column-width="10.227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7.054cm"/>
    </style:style>
    <style:style style:name="Table8.B" style:family="table-column">
      <style:table-column-properties style:column-width="9.947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4.949cm"/>
    </style:style>
    <style:style style:name="Table9.B" style:family="table-column">
      <style:table-column-properties style:column-width="12.051cm"/>
    </style:style>
    <style:style style:name="Table9.A1" style:family="table-cell">
      <style:table-cell-properties style:vertical-align="middle" fo:padding="0.049cm" fo:border="none"/>
    </style:style>
    <style:style style:name="Table10" style:family="table">
      <style:table-properties style:width="14.951cm" table:align="left"/>
    </style:style>
    <style:style style:name="Table10.A" style:family="table-column">
      <style:table-column-properties style:column-width="3.537cm"/>
    </style:style>
    <style:style style:name="Table10.B" style:family="table-column">
      <style:table-column-properties style:column-width="11.414cm"/>
    </style:style>
    <style:style style:name="Table10.A1" style:family="table-cell">
      <style:table-cell-properties style:vertical-align="middle" fo:padding="0.049cm" fo:border="none"/>
    </style:style>
    <style:style style:name="P1" style:family="paragraph" style:parent-style-name="Standard">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style>
    <style:style style:name="P3" style:family="paragraph" style:parent-style-name="Heading_20_5" style:list-style-name="L1"/>
    <style:style style:name="P4" style:family="paragraph" style:parent-style-name="Heading_20_5" style:list-style-name="L1">
      <style:paragraph-properties fo:margin-top="0.212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container">
        <text:section text:style-name="Sect1" text:name="reader-header">
          <text:p text:style-name="P1"><text:bookmark text:name="reader-domain"/><text:a xlink:type="simple" xlink:href="https://www.dataquest.io/blog/pandas-cheat-sheet/" text:style-name="Internet_20_link" text:visited-style-name="Visited_20_Internet_20_Link">dataquest.io</text:a> </text:p>
          <text:h text:style-name="Heading_20_1" text:outline-level="1"><text:bookmark text:name="reader-title"/>Pandas Cheat Sheet - Python for Data Science</text:h>
          <text:section text:style-name="Sect1" text:name="reader-credits">
            <text:p text:style-name="Text_20_body"/>
          </text:section>
          <text:section text:style-name="Sect1" text:name="meta-data">
            <text:p text:style-name="Text_20_body"/>
            <text:section text:style-name="Sect1" text:name="reader-estimated-time">
              <text:p text:style-name="Text_20_body">8-10 minutes</text:p>
            </text:section>
          </text:section>
        </text:section>
        <text:p text:style-name="Horizontal_20_Line"/>
        <text:section text:style-name="Sect1" text:name="moz-reader-content">
          <text:p text:style-name="Text_20_body"/>
          <text:section text:style-name="Sect1" text:name="readability-page-1">
            <text:p text:style-name="Text_20_body">in resources and guides </text:p>
            <text:p text:style-name="Text_20_body">Pandas is arguably the most important Python package for data science. Not only does it give you lots of methods and functions that make working with data easier, but it has been optimized for speed which gives you a significant advantage compared with working with numeric data using Python’s built-in functions.</text:p>
            <text:p text:style-name="Text_20_body"><draw:a xlink:type="simple" xlink:href="https://www.dataquest.io/blog/images/cheat-sheets/pandas-cheat-sheet.pdf"><draw:frame draw:style-name="fr1" draw:name="Image1" text:anchor-type="as-char" svg:width="2.05cm" svg:height="1.051cm" draw:z-index="0"><draw:image xlink:href="https://www.dataquest.io/blog/images/cheat-sheets/pandas-cheat-sheet-sm.png" xlink:type="simple" xlink:show="embed" xlink:actuate="onLoad"/></draw:frame></draw:a></text:p>
            <text:p text:style-name="Text_20_body">The printable version of this cheat sheet</text:p>
            <text:p text:style-name="Text_20_body">It’s common when first learning pandas to have trouble remembering all the functions and methods that you need, and while at <text:a xlink:type="simple" xlink:href="https://www.dataquest.io/" text:style-name="Internet_20_link" text:visited-style-name="Visited_20_Internet_20_Link">Dataquest</text:a> we advocate getting used to consulting the <text:a xlink:type="simple" xlink:href="http://pandas.pydata.org/pandas-docs/stable/index.html" text:style-name="Internet_20_link" text:visited-style-name="Visited_20_Internet_20_Link">pandas documentation</text:a>, sometimes it’s nice to have a handy reference, so we’ve put together this cheat sheet to help you out!</text:p>
            <text:p text:style-name="Text_20_body">If you’re interested in learning pandas, you can consult our two-part <text:a xlink:type="simple" xlink:href="https://www.dataquest.io/blog/pandas-python-tutorial" text:style-name="Internet_20_link" text:visited-style-name="Visited_20_Internet_20_Link">pandas tutorial</text:a> blog post, or you can signup for free and start learning pandas through our interactive <text:a xlink:type="simple" xlink:href="https://www.dataquest.io/course/data-analysis-intermediate" text:style-name="Internet_20_link" text:visited-style-name="Visited_20_Internet_20_Link">pandas for data science course</text:a>.</text:p>
            <text:p text:style-name="Text_20_body"><text:a xlink:type="simple" xlink:href="https://www.dataquest.io/blog/images/cheat-sheets/pandas-cheat-sheet.pdf" text:style-name="Internet_20_link" text:visited-style-name="Visited_20_Internet_20_Link">Download a Printable PDF of this Cheat Sheet</text:a></text:p>
            <text:h text:style-name="Heading_20_2" text:outline-level="2"><text:bookmark text:name="key-and-imports"/>Key and Imports</text:h>
            <text:p text:style-name="Text_20_body">In this cheat sheet, we use the following shorthand:</text:p>
            <table:table table:name="Table1" table:style-name="Table1">
              <table:table-column table:style-name="Table1.A"/>
              <table:table-column table:style-name="Table1.B"/>
              <table:table-row>
                <table:table-cell table:style-name="Table1.A1" office:value-type="string">
                  <text:p text:style-name="Table_20_Contents"><text:span text:style-name="Source_20_Text">df</text:span></text:p>
                </table:table-cell>
                <table:table-cell table:style-name="Table1.A1" office:value-type="string">
                  <text:p text:style-name="Table_20_Contents">Any pandas DataFrame object</text:p>
                </table:table-cell>
              </table:table-row>
              <table:table-row>
                <table:table-cell table:style-name="Table1.A1" office:value-type="string">
                  <text:p text:style-name="Table_20_Contents"><text:span text:style-name="Source_20_Text">s</text:span></text:p>
                </table:table-cell>
                <table:table-cell table:style-name="Table1.A1" office:value-type="string">
                  <text:p text:style-name="Table_20_Contents">Any pandas Series object</text:p>
                </table:table-cell>
              </table:table-row>
            </table:table>
            <text:p text:style-name="Text_20_body">You’ll also need to perform the following imports to get started:</text:p>
            <text:p text:style-name="Preformatted_20_Text"><text:span text:style-name="Source_20_Text">import pandas as pd</text:span></text:p>
            <text:p text:style-name="P2"><text:span text:style-name="Source_20_Text">import numpy as np</text:span></text:p>
            <text:h text:style-name="Heading_20_2" text:outline-level="2"><text:bookmark text:name="importing-data"/>Importing Data</text:h>
            <table:table table:name="Table2" table:style-name="Table2">
              <table:table-column table:style-name="Table2.A"/>
              <table:table-column table:style-name="Table2.B"/>
              <table:table-row>
                <table:table-cell table:style-name="Table2.A1" office:value-type="string">
                  <text:p text:style-name="Table_20_Contents"><text:span text:style-name="Source_20_Text">pd.read_csv(filename)</text:span></text:p>
                </table:table-cell>
                <table:table-cell table:style-name="Table2.A1" office:value-type="string">
                  <text:p text:style-name="Table_20_Contents">From a CSV file</text:p>
                </table:table-cell>
              </table:table-row>
              <text:soft-page-break/>
              <table:table-row>
                <table:table-cell table:style-name="Table2.A1" office:value-type="string">
                  <text:p text:style-name="Table_20_Contents"><text:span text:style-name="Source_20_Text">pd.read_table(filename)</text:span></text:p>
                </table:table-cell>
                <table:table-cell table:style-name="Table2.A1" office:value-type="string">
                  <text:p text:style-name="Table_20_Contents">From a delimited text file (like TSV)</text:p>
                </table:table-cell>
              </table:table-row>
              <table:table-row>
                <table:table-cell table:style-name="Table2.A1" office:value-type="string">
                  <text:p text:style-name="Table_20_Contents"><text:span text:style-name="Source_20_Text">pd.read_excel(filename)</text:span></text:p>
                </table:table-cell>
                <table:table-cell table:style-name="Table2.A1" office:value-type="string">
                  <text:p text:style-name="Table_20_Contents">From an Excel file</text:p>
                </table:table-cell>
              </table:table-row>
              <table:table-row>
                <table:table-cell table:style-name="Table2.A1" office:value-type="string">
                  <text:p text:style-name="Table_20_Contents"><text:span text:style-name="Source_20_Text">pd.read_sql(query, connection_object)</text:span></text:p>
                </table:table-cell>
                <table:table-cell table:style-name="Table2.A1" office:value-type="string">
                  <text:p text:style-name="Table_20_Contents">Read from a SQL table/database</text:p>
                </table:table-cell>
              </table:table-row>
              <table:table-row>
                <table:table-cell table:style-name="Table2.A1" office:value-type="string">
                  <text:p text:style-name="Table_20_Contents"><text:span text:style-name="Source_20_Text">pd.read_json(json_string)</text:span></text:p>
                </table:table-cell>
                <table:table-cell table:style-name="Table2.A1" office:value-type="string">
                  <text:p text:style-name="Table_20_Contents">Read from a JSON formatted string, URL or file.</text:p>
                </table:table-cell>
              </table:table-row>
              <table:table-row>
                <table:table-cell table:style-name="Table2.A1" office:value-type="string">
                  <text:p text:style-name="Table_20_Contents"><text:span text:style-name="Source_20_Text">pd.read_html(url)</text:span></text:p>
                </table:table-cell>
                <table:table-cell table:style-name="Table2.A1" office:value-type="string">
                  <text:p text:style-name="Table_20_Contents">Parses an html URL, string or file and extracts tables to a list of dataframes</text:p>
                </table:table-cell>
              </table:table-row>
              <table:table-row>
                <table:table-cell table:style-name="Table2.A1" office:value-type="string">
                  <text:p text:style-name="Table_20_Contents"><text:span text:style-name="Source_20_Text">pd.read_clipboard()</text:span></text:p>
                </table:table-cell>
                <table:table-cell table:style-name="Table2.A1" office:value-type="string">
                  <text:p text:style-name="Table_20_Contents">Takes the contents of your clipboard and passes it to <text:span text:style-name="Source_20_Text">read_table()</text:span></text:p>
                </table:table-cell>
              </table:table-row>
              <table:table-row>
                <table:table-cell table:style-name="Table2.A1" office:value-type="string">
                  <text:p text:style-name="Table_20_Contents"><text:span text:style-name="Source_20_Text">pd.DataFrame(dict)</text:span></text:p>
                </table:table-cell>
                <table:table-cell table:style-name="Table2.A1" office:value-type="string">
                  <text:p text:style-name="Table_20_Contents">From a dict, keys for columns names, values for data as lists</text:p>
                </table:table-cell>
              </table:table-row>
            </table:table>
            <text:h text:style-name="Heading_20_2" text:outline-level="2"><text:bookmark text:name="exporting-data"/>Exporting Data</text:h>
            <table:table table:name="Table3" table:style-name="Table3">
              <table:table-column table:style-name="Table3.A"/>
              <table:table-column table:style-name="Table3.B"/>
              <table:table-row>
                <table:table-cell table:style-name="Table3.A1" office:value-type="string">
                  <text:p text:style-name="Table_20_Contents"><text:span text:style-name="Source_20_Text">df.to_csv(filename)</text:span></text:p>
                </table:table-cell>
                <table:table-cell table:style-name="Table3.A1" office:value-type="string">
                  <text:p text:style-name="Table_20_Contents">Write to a CSV file</text:p>
                </table:table-cell>
              </table:table-row>
              <table:table-row>
                <table:table-cell table:style-name="Table3.A1" office:value-type="string">
                  <text:p text:style-name="Table_20_Contents"><text:span text:style-name="Source_20_Text">df.to_excel(filename)</text:span></text:p>
                </table:table-cell>
                <table:table-cell table:style-name="Table3.A1" office:value-type="string">
                  <text:p text:style-name="Table_20_Contents">Write to an Excel file</text:p>
                </table:table-cell>
              </table:table-row>
              <table:table-row>
                <table:table-cell table:style-name="Table3.A1" office:value-type="string">
                  <text:p text:style-name="Table_20_Contents"><text:span text:style-name="Source_20_Text">df.to_sql(table_name, connection_object)</text:span></text:p>
                </table:table-cell>
                <table:table-cell table:style-name="Table3.A1" office:value-type="string">
                  <text:p text:style-name="Table_20_Contents">Write to a SQL table</text:p>
                </table:table-cell>
              </table:table-row>
              <table:table-row>
                <table:table-cell table:style-name="Table3.A1" office:value-type="string">
                  <text:p text:style-name="Table_20_Contents"><text:span text:style-name="Source_20_Text">df.to_json(filename)</text:span></text:p>
                </table:table-cell>
                <table:table-cell table:style-name="Table3.A1" office:value-type="string">
                  <text:p text:style-name="Table_20_Contents">Write to a file in JSON format</text:p>
                </table:table-cell>
              </table:table-row>
            </table:table>
            <text:h text:style-name="Heading_20_2" text:outline-level="2"><text:bookmark text:name="create-test-objects"/>Create Test Objects</text:h>
            <text:p text:style-name="Text_20_body"><text:span text:style-name="Emphasis">Useful for testing code segements</text:span></text:p>
            <table:table table:name="Table4" table:style-name="Table4">
              <table:table-column table:style-name="Table4.A"/>
              <table:table-column table:style-name="Table4.B"/>
              <table:table-row>
                <table:table-cell table:style-name="Table4.A1" office:value-type="string">
                  <text:p text:style-name="Table_20_Contents"><text:span text:style-name="Source_20_Text">pd.DataFrame(np.random.rand(20,5))</text:span></text:p>
                </table:table-cell>
                <table:table-cell table:style-name="Table4.A1" office:value-type="string">
                  <text:p text:style-name="Table_20_Contents">5 columns and 20 rows of random floats</text:p>
                </table:table-cell>
              </table:table-row>
              <table:table-row>
                <table:table-cell table:style-name="Table4.A1" office:value-type="string">
                  <text:p text:style-name="Table_20_Contents"><text:span text:style-name="Source_20_Text">pd.Series(my_list)</text:span></text:p>
                </table:table-cell>
                <table:table-cell table:style-name="Table4.A1" office:value-type="string">
                  <text:p text:style-name="Table_20_Contents">Create a series from an iterable <text:span text:style-name="Source_20_Text">my_list</text:span></text:p>
                </table:table-cell>
              </table:table-row>
              <table:table-row>
                <table:table-cell table:style-name="Table4.A1" office:value-type="string">
                  <text:p text:style-name="Table_20_Contents"><text:span text:style-name="Source_20_Text">df.index = pd.date_range('1900/1/30', periods=df.shape[0])</text:span></text:p>
                </table:table-cell>
                <table:table-cell table:style-name="Table4.A1" office:value-type="string">
                  <text:p text:style-name="Table_20_Contents">Add a date index</text:p>
                </table:table-cell>
              </table:table-row>
            </table:table>
            <text:h text:style-name="Heading_20_2" text:outline-level="2"><text:bookmark text:name="viewinginspecting-data"/>Viewing/Inspecting Data</text:h>
            <table:table table:name="Table5" table:style-name="Table5">
              <table:table-column table:style-name="Table5.A"/>
              <table:table-column table:style-name="Table5.B"/>
              <table:table-row>
                <table:table-cell table:style-name="Table5.A1" office:value-type="string">
                  <text:p text:style-name="Table_20_Contents"><text:span text:style-name="Source_20_Text">df.head(n)</text:span></text:p>
                </table:table-cell>
                <table:table-cell table:style-name="Table5.A1" office:value-type="string">
                  <text:p text:style-name="Table_20_Contents">First n rows of the DataFrame</text:p>
                </table:table-cell>
              </table:table-row>
              <table:table-row>
                <table:table-cell table:style-name="Table5.A1" office:value-type="string">
                  <text:p text:style-name="Table_20_Contents"><text:span text:style-name="Source_20_Text">df.tail(n)</text:span></text:p>
                </table:table-cell>
                <table:table-cell table:style-name="Table5.A1" office:value-type="string">
                  <text:p text:style-name="Table_20_Contents">Last n rows of the DataFrame</text:p>
                </table:table-cell>
              </table:table-row>
              <table:table-row>
                <table:table-cell table:style-name="Table5.A1" office:value-type="string">
                  <text:p text:style-name="Table_20_Contents"><text:span text:style-name="Source_20_Text">df.shape()</text:span></text:p>
                </table:table-cell>
                <table:table-cell table:style-name="Table5.A1" office:value-type="string">
                  <text:p text:style-name="Table_20_Contents">Number of rows and columns</text:p>
                </table:table-cell>
              </table:table-row>
              <table:table-row>
                <table:table-cell table:style-name="Table5.A1" office:value-type="string">
                  <text:p text:style-name="Table_20_Contents"><text:span text:style-name="Source_20_Text">df.info()</text:span></text:p>
                </table:table-cell>
                <table:table-cell table:style-name="Table5.A1" office:value-type="string">
                  <text:p text:style-name="Table_20_Contents">Index, Datatype and Memory information</text:p>
                </table:table-cell>
              </table:table-row>
              <table:table-row>
                <table:table-cell table:style-name="Table5.A1" office:value-type="string">
                  <text:p text:style-name="Table_20_Contents"><text:span text:style-name="Source_20_Text">df.describe()</text:span></text:p>
                </table:table-cell>
                <table:table-cell table:style-name="Table5.A1" office:value-type="string">
                  <text:p text:style-name="Table_20_Contents">Summary statistics for numerical columns</text:p>
                </table:table-cell>
              </table:table-row>
              <table:table-row>
                <table:table-cell table:style-name="Table5.A1" office:value-type="string">
                  <text:p text:style-name="Table_20_Contents"><text:span text:style-name="Source_20_Text">s.value_counts(dropna=False)</text:span></text:p>
                </table:table-cell>
                <table:table-cell table:style-name="Table5.A1" office:value-type="string">
                  <text:p text:style-name="Table_20_Contents">View unique values and counts</text:p>
                </table:table-cell>
              </table:table-row>
              <table:table-row>
                <table:table-cell table:style-name="Table5.A1" office:value-type="string">
                  <text:p text:style-name="Table_20_Contents"><text:span text:style-name="Source_20_Text">df.apply(pd.Series.value_counts)</text:span></text:p>
                </table:table-cell>
                <table:table-cell table:style-name="Table5.A1" office:value-type="string">
                  <text:p text:style-name="Table_20_Contents">Unique values and counts for all columns</text:p>
                </table:table-cell>
              </table:table-row>
            </table:table>
            <text:h text:style-name="Heading_20_2" text:outline-level="2"><text:bookmark text:name="selection"/>Selection</text:h>
            <table:table table:name="Table6" table:style-name="Table6">
              <table:table-column table:style-name="Table6.A"/>
              <table:table-column table:style-name="Table6.B"/>
              <table:table-row>
                <table:table-cell table:style-name="Table6.A1" office:value-type="string">
                  <text:p text:style-name="Table_20_Contents"><text:span text:style-name="Source_20_Text">df[col]</text:span></text:p>
                </table:table-cell>
                <table:table-cell table:style-name="Table6.A1" office:value-type="string">
                  <text:p text:style-name="Table_20_Contents">Returns column with label col as Series</text:p>
                </table:table-cell>
              </table:table-row>
              <table:table-row>
                <table:table-cell table:style-name="Table6.A1" office:value-type="string">
                  <text:p text:style-name="Table_20_Contents"><text:span text:style-name="Source_20_Text">df[[col1, col2]]</text:span></text:p>
                </table:table-cell>
                <table:table-cell table:style-name="Table6.A1" office:value-type="string">
                  <text:p text:style-name="Table_20_Contents">Returns columns as a new DataFrame</text:p>
                </table:table-cell>
              </table:table-row>
              <table:table-row>
                <table:table-cell table:style-name="Table6.A1" office:value-type="string">
                  <text:p text:style-name="Table_20_Contents"><text:span text:style-name="Source_20_Text">s.iloc[0]</text:span></text:p>
                </table:table-cell>
                <table:table-cell table:style-name="Table6.A1" office:value-type="string">
                  <text:p text:style-name="Table_20_Contents">Selection by position</text:p>
                </table:table-cell>
              </table:table-row>
              <table:table-row>
                <table:table-cell table:style-name="Table6.A1" office:value-type="string">
                  <text:p text:style-name="Table_20_Contents"><text:span text:style-name="Source_20_Text">s.loc['index_one']</text:span></text:p>
                </table:table-cell>
                <table:table-cell table:style-name="Table6.A1" office:value-type="string">
                  <text:p text:style-name="Table_20_Contents">Selection by index</text:p>
                </table:table-cell>
              </table:table-row>
              <table:table-row>
                <table:table-cell table:style-name="Table6.A1" office:value-type="string">
                  <text:p text:style-name="Table_20_Contents"><text:span text:style-name="Source_20_Text">df.iloc[0,:]</text:span></text:p>
                </table:table-cell>
                <table:table-cell table:style-name="Table6.A1" office:value-type="string">
                  <text:p text:style-name="Table_20_Contents">First row</text:p>
                </table:table-cell>
              </table:table-row>
              <table:table-row>
                <table:table-cell table:style-name="Table6.A1" office:value-type="string">
                  <text:p text:style-name="Table_20_Contents"><text:span text:style-name="Source_20_Text">df.iloc[0,0]</text:span></text:p>
                </table:table-cell>
                <table:table-cell table:style-name="Table6.A1" office:value-type="string">
                  <text:p text:style-name="Table_20_Contents">First element of first column</text:p>
                </table:table-cell>
              </table:table-row>
            </table:table>
            <text:h text:style-name="Heading_20_3" text:outline-level="3"><text:soft-page-break/>Enjoying this post? Learn data science with Dataquest!</text:h>
            <text:list xml:id="list3440002250742554967" text:style-name="L1">
              <text:list-item>
                <text:list>
                  <text:list-item>
                    <text:list>
                      <text:list-item>
                        <text:list>
                          <text:list-item>
                            <text:list>
                              <text:list-item>
                                <text:h text:style-name="P4" text:outline-level="5">Learn from the comfort of your browser. </text:h>
                              </text:list-item>
                              <text:list-item>
                                <text:h text:style-name="P4" text:outline-level="5">Work with real-life data sets. </text:h>
                              </text:list-item>
                              <text:list-item>
                                <text:h text:style-name="P3" text:outline-level="5">Build a portfolio of projects. </text:h>
                              </text:list-item>
                            </text:list>
                          </text:list-item>
                        </text:list>
                      </text:list-item>
                    </text:list>
                  </text:list-item>
                </text:list>
              </text:list-item>
            </text:list>
            <text:p text:style-name="Text_20_body"><text:a xlink:type="simple" xlink:href="https://www.dataquest.io/" text:style-name="Internet_20_link" text:visited-style-name="Visited_20_Internet_20_Link">Start for Free</text:a></text:p>
            <text:h text:style-name="Heading_20_2" text:outline-level="2"><text:bookmark text:name="data-cleaning"/>Data Cleaning</text:h>
            <table:table table:name="Table7" table:style-name="Table7">
              <table:table-column table:style-name="Table7.A"/>
              <table:table-column table:style-name="Table7.B"/>
              <table:table-row>
                <table:table-cell table:style-name="Table7.A1" office:value-type="string">
                  <text:p text:style-name="Table_20_Contents"><text:span text:style-name="Source_20_Text">df.columns = ['a','b','c']</text:span></text:p>
                </table:table-cell>
                <table:table-cell table:style-name="Table7.A1" office:value-type="string">
                  <text:p text:style-name="Table_20_Contents">Rename columns</text:p>
                </table:table-cell>
              </table:table-row>
              <table:table-row>
                <table:table-cell table:style-name="Table7.A1" office:value-type="string">
                  <text:p text:style-name="Table_20_Contents"><text:span text:style-name="Source_20_Text">pd.isnull()</text:span></text:p>
                </table:table-cell>
                <table:table-cell table:style-name="Table7.A1" office:value-type="string">
                  <text:p text:style-name="Table_20_Contents">Checks for null Values, Returns Boolean Arrray</text:p>
                </table:table-cell>
              </table:table-row>
              <table:table-row>
                <table:table-cell table:style-name="Table7.A1" office:value-type="string">
                  <text:p text:style-name="Table_20_Contents"><text:span text:style-name="Source_20_Text">pd.notnull()</text:span></text:p>
                </table:table-cell>
                <table:table-cell table:style-name="Table7.A1" office:value-type="string">
                  <text:p text:style-name="Table_20_Contents">Opposite of <text:span text:style-name="Source_20_Text">pd.isnull()</text:span></text:p>
                </table:table-cell>
              </table:table-row>
              <table:table-row>
                <table:table-cell table:style-name="Table7.A1" office:value-type="string">
                  <text:p text:style-name="Table_20_Contents"><text:span text:style-name="Source_20_Text">df.dropna()</text:span></text:p>
                </table:table-cell>
                <table:table-cell table:style-name="Table7.A1" office:value-type="string">
                  <text:p text:style-name="Table_20_Contents">Drop all rows that contain null values</text:p>
                </table:table-cell>
              </table:table-row>
              <table:table-row>
                <table:table-cell table:style-name="Table7.A1" office:value-type="string">
                  <text:p text:style-name="Table_20_Contents"><text:span text:style-name="Source_20_Text">df.dropna(axis=1)</text:span></text:p>
                </table:table-cell>
                <table:table-cell table:style-name="Table7.A1" office:value-type="string">
                  <text:p text:style-name="Table_20_Contents">Drop all columns that contain null values</text:p>
                </table:table-cell>
              </table:table-row>
              <table:table-row>
                <table:table-cell table:style-name="Table7.A1" office:value-type="string">
                  <text:p text:style-name="Table_20_Contents"><text:span text:style-name="Source_20_Text">df.dropna(axis=1,thresh=n)</text:span></text:p>
                </table:table-cell>
                <table:table-cell table:style-name="Table7.A1" office:value-type="string">
                  <text:p text:style-name="Table_20_Contents">Drop all rows have have less than n non null values</text:p>
                </table:table-cell>
              </table:table-row>
              <table:table-row>
                <table:table-cell table:style-name="Table7.A1" office:value-type="string">
                  <text:p text:style-name="Table_20_Contents"><text:span text:style-name="Source_20_Text">df.fillna(x)</text:span></text:p>
                </table:table-cell>
                <table:table-cell table:style-name="Table7.A1" office:value-type="string">
                  <text:p text:style-name="Table_20_Contents">Replace all null values with x</text:p>
                </table:table-cell>
              </table:table-row>
              <table:table-row>
                <table:table-cell table:style-name="Table7.A1" office:value-type="string">
                  <text:p text:style-name="Table_20_Contents"><text:span text:style-name="Source_20_Text">s.fillna(s.mean())</text:span></text:p>
                </table:table-cell>
                <table:table-cell table:style-name="Table7.A1" office:value-type="string">
                  <text:p text:style-name="Table_20_Contents">Replace all null values with the mean (mean can be replaced with almost any function from the statistics section)</text:p>
                </table:table-cell>
              </table:table-row>
              <table:table-row>
                <table:table-cell table:style-name="Table7.A1" office:value-type="string">
                  <text:p text:style-name="Table_20_Contents"><text:span text:style-name="Source_20_Text">s.astype(float)</text:span></text:p>
                </table:table-cell>
                <table:table-cell table:style-name="Table7.A1" office:value-type="string">
                  <text:p text:style-name="Table_20_Contents">Convert the datatype of the series to float</text:p>
                </table:table-cell>
              </table:table-row>
              <table:table-row>
                <table:table-cell table:style-name="Table7.A1" office:value-type="string">
                  <text:p text:style-name="Table_20_Contents"><text:span text:style-name="Source_20_Text">s.replace(1,'one')</text:span></text:p>
                </table:table-cell>
                <table:table-cell table:style-name="Table7.A1" office:value-type="string">
                  <text:p text:style-name="Table_20_Contents">Replace all values equal to <text:span text:style-name="Source_20_Text">1</text:span> with <text:span text:style-name="Source_20_Text">'one'</text:span></text:p>
                </table:table-cell>
              </table:table-row>
              <table:table-row>
                <table:table-cell table:style-name="Table7.A1" office:value-type="string">
                  <text:p text:style-name="Table_20_Contents"><text:span text:style-name="Source_20_Text">s.replace([1,3],['one','three'])</text:span></text:p>
                </table:table-cell>
                <table:table-cell table:style-name="Table7.A1" office:value-type="string">
                  <text:p text:style-name="Table_20_Contents">Replace all 1 with <text:span text:style-name="Source_20_Text">'one'</text:span> and <text:span text:style-name="Source_20_Text">3</text:span> with <text:span text:style-name="Source_20_Text">'three'</text:span></text:p>
                </table:table-cell>
              </table:table-row>
              <table:table-row>
                <table:table-cell table:style-name="Table7.A1" office:value-type="string">
                  <text:p text:style-name="Table_20_Contents"><text:span text:style-name="Source_20_Text">df.rename(columns=lambda x: x + 1)</text:span></text:p>
                </table:table-cell>
                <table:table-cell table:style-name="Table7.A1" office:value-type="string">
                  <text:p text:style-name="Table_20_Contents">Mass renaming of columns</text:p>
                </table:table-cell>
              </table:table-row>
              <table:table-row>
                <table:table-cell table:style-name="Table7.A1" office:value-type="string">
                  <text:p text:style-name="Table_20_Contents"><text:span text:style-name="Source_20_Text">df.rename(columns={'old_name': 'new_ name'})</text:span></text:p>
                </table:table-cell>
                <table:table-cell table:style-name="Table7.A1" office:value-type="string">
                  <text:p text:style-name="Table_20_Contents">Selective renaming</text:p>
                </table:table-cell>
              </table:table-row>
              <table:table-row>
                <table:table-cell table:style-name="Table7.A1" office:value-type="string">
                  <text:p text:style-name="Table_20_Contents"><text:span text:style-name="Source_20_Text">df.set_index('column_one')</text:span></text:p>
                </table:table-cell>
                <table:table-cell table:style-name="Table7.A1" office:value-type="string">
                  <text:p text:style-name="Table_20_Contents">Change the index</text:p>
                </table:table-cell>
              </table:table-row>
              <table:table-row>
                <table:table-cell table:style-name="Table7.A1" office:value-type="string">
                  <text:p text:style-name="Table_20_Contents"><text:span text:style-name="Source_20_Text">df.rename(index=lambda x: x + 1)</text:span></text:p>
                </table:table-cell>
                <table:table-cell table:style-name="Table7.A1" office:value-type="string">
                  <text:p text:style-name="Table_20_Contents">Mass renaming of index</text:p>
                </table:table-cell>
              </table:table-row>
            </table:table>
            <text:h text:style-name="Heading_20_2" text:outline-level="2"><text:bookmark text:name="filter-sort--groupby"/>Filter, Sort &amp; Groupby</text:h>
            <table:table table:name="Table8" table:style-name="Table8">
              <table:table-column table:style-name="Table8.A"/>
              <table:table-column table:style-name="Table8.B"/>
              <table:table-row>
                <table:table-cell table:style-name="Table8.A1" office:value-type="string">
                  <text:p text:style-name="Table_20_Contents"><text:span text:style-name="Source_20_Text">df[df[col] &gt; 0.5]</text:span></text:p>
                </table:table-cell>
                <table:table-cell table:style-name="Table8.A1" office:value-type="string">
                  <text:p text:style-name="Table_20_Contents">Rows where the column <text:span text:style-name="Source_20_Text">col</text:span> is greater than <text:span text:style-name="Source_20_Text">0.5</text:span></text:p>
                </table:table-cell>
              </table:table-row>
              <table:table-row>
                <table:table-cell table:style-name="Table8.A1" office:value-type="string">
                  <text:p text:style-name="Table_20_Contents"><text:span text:style-name="Source_20_Text">df[(df[col] &gt; 0.5) &amp; (df[col] &lt; 0.7)]</text:span></text:p>
                </table:table-cell>
                <table:table-cell table:style-name="Table8.A1" office:value-type="string">
                  <text:p text:style-name="Table_20_Contents">Rows where <text:span text:style-name="Source_20_Text">0.7 &gt; col &gt; 0.5</text:span></text:p>
                </table:table-cell>
              </table:table-row>
              <table:table-row>
                <table:table-cell table:style-name="Table8.A1" office:value-type="string">
                  <text:p text:style-name="Table_20_Contents"><text:span text:style-name="Source_20_Text">df.sort_values(col1)</text:span></text:p>
                </table:table-cell>
                <table:table-cell table:style-name="Table8.A1" office:value-type="string">
                  <text:p text:style-name="Table_20_Contents">Sort values by col1 in ascending order</text:p>
                </table:table-cell>
              </table:table-row>
              <table:table-row>
                <table:table-cell table:style-name="Table8.A1" office:value-type="string">
                  <text:p text:style-name="Table_20_Contents"><text:span text:style-name="Source_20_Text">df.sort_values(col2,ascending=False)</text:span></text:p>
                </table:table-cell>
                <table:table-cell table:style-name="Table8.A1" office:value-type="string">
                  <text:p text:style-name="Table_20_Contents">Sort values by <text:span text:style-name="Source_20_Text">col2</text:span> in descending order</text:p>
                </table:table-cell>
              </table:table-row>
              <table:table-row>
                <table:table-cell table:style-name="Table8.A1" office:value-type="string">
                  <text:p text:style-name="Table_20_Contents"><text:span text:style-name="Source_20_Text">df.sort_values([col1,col2],ascending=[True,False])</text:span></text:p>
                </table:table-cell>
                <table:table-cell table:style-name="Table8.A1" office:value-type="string">
                  <text:p text:style-name="Table_20_Contents">Sort values by <text:span text:style-name="Source_20_Text">col1</text:span> in ascending order then <text:span text:style-name="Source_20_Text">col2</text:span> in descending order</text:p>
                </table:table-cell>
              </table:table-row>
              <table:table-row>
                <table:table-cell table:style-name="Table8.A1" office:value-type="string">
                  <text:p text:style-name="Table_20_Contents"><text:span text:style-name="Source_20_Text">df.groupby(col)</text:span></text:p>
                </table:table-cell>
                <table:table-cell table:style-name="Table8.A1" office:value-type="string">
                  <text:p text:style-name="Table_20_Contents">Returns a groupby object for values from one column</text:p>
                </table:table-cell>
              </table:table-row>
              <table:table-row>
                <table:table-cell table:style-name="Table8.A1" office:value-type="string">
                  <text:p text:style-name="Table_20_Contents"><text:span text:style-name="Source_20_Text">df.groupby([col1,col2])</text:span></text:p>
                </table:table-cell>
                <table:table-cell table:style-name="Table8.A1" office:value-type="string">
                  <text:p text:style-name="Table_20_Contents">Returns groupby object for values from multiple columns</text:p>
                </table:table-cell>
              </table:table-row>
              <table:table-row>
                <table:table-cell table:style-name="Table8.A1" office:value-type="string">
                  <text:p text:style-name="Table_20_Contents"><text:span text:style-name="Source_20_Text">df.groupby(col1)[col2]</text:span></text:p>
                </table:table-cell>
                <table:table-cell table:style-name="Table8.A1" office:value-type="string">
                  <text:p text:style-name="Table_20_Contents">Returns the mean of the values in <text:span text:style-name="Source_20_Text">col2</text:span>, grouped by the values in <text:span text:style-name="Source_20_Text">col1</text:span> (mean can be replaced with almost any function from the statistics section)</text:p>
                </table:table-cell>
              </table:table-row>
              <text:soft-page-break/>
              <table:table-row>
                <table:table-cell table:style-name="Table8.A1" office:value-type="string">
                  <text:p text:style-name="Table_20_Contents"><text:span text:style-name="Source_20_Text">df.pivot_table(index=col1,values=[col2,col3],aggfunc=mean)</text:span></text:p>
                </table:table-cell>
                <table:table-cell table:style-name="Table8.A1" office:value-type="string">
                  <text:p text:style-name="Table_20_Contents">Create a pivot table that groups by <text:span text:style-name="Source_20_Text">col1</text:span> and calculates the mean of <text:span text:style-name="Source_20_Text">col2</text:span> and <text:span text:style-name="Source_20_Text">col3</text:span></text:p>
                </table:table-cell>
              </table:table-row>
              <table:table-row>
                <table:table-cell table:style-name="Table8.A1" office:value-type="string">
                  <text:p text:style-name="Table_20_Contents"><text:span text:style-name="Source_20_Text">df.groupby(col1).agg(np.mean)</text:span></text:p>
                </table:table-cell>
                <table:table-cell table:style-name="Table8.A1" office:value-type="string">
                  <text:p text:style-name="Table_20_Contents">Find the average across all columns for every unique <text:span text:style-name="Source_20_Text">col1</text:span> group</text:p>
                </table:table-cell>
              </table:table-row>
              <table:table-row>
                <table:table-cell table:style-name="Table8.A1" office:value-type="string">
                  <text:p text:style-name="Table_20_Contents"><text:span text:style-name="Source_20_Text">df.apply(np.mean)</text:span></text:p>
                </table:table-cell>
                <table:table-cell table:style-name="Table8.A1" office:value-type="string">
                  <text:p text:style-name="Table_20_Contents">Apply the function <text:span text:style-name="Source_20_Text">np.mean()</text:span> across each column</text:p>
                </table:table-cell>
              </table:table-row>
              <table:table-row>
                <table:table-cell table:style-name="Table8.A1" office:value-type="string">
                  <text:p text:style-name="Table_20_Contents"><text:span text:style-name="Source_20_Text">nf.apply(np.max,axis=1)</text:span></text:p>
                </table:table-cell>
                <table:table-cell table:style-name="Table8.A1" office:value-type="string">
                  <text:p text:style-name="Table_20_Contents">Apply the function <text:span text:style-name="Source_20_Text">np.max()</text:span> across each row</text:p>
                </table:table-cell>
              </table:table-row>
            </table:table>
            <text:h text:style-name="Heading_20_2" text:outline-level="2"><text:bookmark text:name="joincombine"/>Join/Combine</text:h>
            <table:table table:name="Table9" table:style-name="Table9">
              <table:table-column table:style-name="Table9.A"/>
              <table:table-column table:style-name="Table9.B"/>
              <table:table-row>
                <table:table-cell table:style-name="Table9.A1" office:value-type="string">
                  <text:p text:style-name="Table_20_Contents"><text:span text:style-name="Source_20_Text">df1.append(df2)</text:span></text:p>
                </table:table-cell>
                <table:table-cell table:style-name="Table9.A1" office:value-type="string">
                  <text:p text:style-name="Table_20_Contents">Add the rows in <text:span text:style-name="Source_20_Text">df1</text:span> to the end of <text:span text:style-name="Source_20_Text">df2</text:span> (columns should be identical)</text:p>
                </table:table-cell>
              </table:table-row>
              <table:table-row>
                <table:table-cell table:style-name="Table9.A1" office:value-type="string">
                  <text:p text:style-name="Table_20_Contents"><text:span text:style-name="Source_20_Text">df.concat([df1, df2],axis=1)</text:span></text:p>
                </table:table-cell>
                <table:table-cell table:style-name="Table9.A1" office:value-type="string">
                  <text:p text:style-name="Table_20_Contents">Add the columns in <text:span text:style-name="Source_20_Text">df1</text:span> to the end of <text:span text:style-name="Source_20_Text">df2</text:span> (rows should be identical)</text:p>
                </table:table-cell>
              </table:table-row>
              <table:table-row>
                <table:table-cell table:style-name="Table9.A1" office:value-type="string">
                  <text:p text:style-name="Table_20_Contents"><text:span text:style-name="Source_20_Text">df1.join(df2,on=col1,how='inner')</text:span></text:p>
                </table:table-cell>
                <table:table-cell table:style-name="Table9.A1" office:value-type="string">
                  <text:p text:style-name="Table_20_Contents">SQL-style join the columns in <text:span text:style-name="Source_20_Text">df1</text:span> with the columns on <text:span text:style-name="Source_20_Text">df2</text:span> where the rows for <text:span text:style-name="Source_20_Text">col</text:span> have identical values. how can be one of <text:span text:style-name="Source_20_Text">'left'</text:span>, <text:span text:style-name="Source_20_Text">'right'</text:span>, <text:span text:style-name="Source_20_Text">'outer'</text:span>, <text:span text:style-name="Source_20_Text">'inner'</text:span></text:p>
                </table:table-cell>
              </table:table-row>
            </table:table>
            <text:h text:style-name="Heading_20_2" text:outline-level="2"><text:bookmark text:name="statistics"/>Statistics</text:h>
            <text:p text:style-name="Text_20_body"><text:span text:style-name="Emphasis">These can all be applied to a series as well.</text:span></text:p>
            <table:table table:name="Table10" table:style-name="Table10">
              <table:table-column table:style-name="Table10.A"/>
              <table:table-column table:style-name="Table10.B"/>
              <table:table-row>
                <table:table-cell table:style-name="Table10.A1" office:value-type="string">
                  <text:p text:style-name="Table_20_Contents"><text:span text:style-name="Source_20_Text">df.describe()</text:span></text:p>
                </table:table-cell>
                <table:table-cell table:style-name="Table10.A1" office:value-type="string">
                  <text:p text:style-name="Table_20_Contents">Summary statistics for numerical columns</text:p>
                </table:table-cell>
              </table:table-row>
              <table:table-row>
                <table:table-cell table:style-name="Table10.A1" office:value-type="string">
                  <text:p text:style-name="Table_20_Contents"><text:span text:style-name="Source_20_Text">df.mean()</text:span></text:p>
                </table:table-cell>
                <table:table-cell table:style-name="Table10.A1" office:value-type="string">
                  <text:p text:style-name="Table_20_Contents">Returns the mean of all columns</text:p>
                </table:table-cell>
              </table:table-row>
              <table:table-row>
                <table:table-cell table:style-name="Table10.A1" office:value-type="string">
                  <text:p text:style-name="Table_20_Contents"><text:span text:style-name="Source_20_Text">df.corr()</text:span></text:p>
                </table:table-cell>
                <table:table-cell table:style-name="Table10.A1" office:value-type="string">
                  <text:p text:style-name="Table_20_Contents">Returns the correlation between columns in a DataFrame</text:p>
                </table:table-cell>
              </table:table-row>
              <table:table-row>
                <table:table-cell table:style-name="Table10.A1" office:value-type="string">
                  <text:p text:style-name="Table_20_Contents"><text:span text:style-name="Source_20_Text">df.count()</text:span></text:p>
                </table:table-cell>
                <table:table-cell table:style-name="Table10.A1" office:value-type="string">
                  <text:p text:style-name="Table_20_Contents">Returns the number of non-null values in each DataFrame column</text:p>
                </table:table-cell>
              </table:table-row>
              <table:table-row>
                <table:table-cell table:style-name="Table10.A1" office:value-type="string">
                  <text:p text:style-name="Table_20_Contents"><text:span text:style-name="Source_20_Text">df.max()</text:span></text:p>
                </table:table-cell>
                <table:table-cell table:style-name="Table10.A1" office:value-type="string">
                  <text:p text:style-name="Table_20_Contents">Returns the highest value in each column</text:p>
                </table:table-cell>
              </table:table-row>
              <table:table-row>
                <table:table-cell table:style-name="Table10.A1" office:value-type="string">
                  <text:p text:style-name="Table_20_Contents"><text:span text:style-name="Source_20_Text">df.min()</text:span></text:p>
                </table:table-cell>
                <table:table-cell table:style-name="Table10.A1" office:value-type="string">
                  <text:p text:style-name="Table_20_Contents">Returns the lowest value in each column</text:p>
                </table:table-cell>
              </table:table-row>
              <table:table-row>
                <table:table-cell table:style-name="Table10.A1" office:value-type="string">
                  <text:p text:style-name="Table_20_Contents"><text:span text:style-name="Source_20_Text">df.median()</text:span></text:p>
                </table:table-cell>
                <table:table-cell table:style-name="Table10.A1" office:value-type="string">
                  <text:p text:style-name="Table_20_Contents">Returns the median of each column</text:p>
                </table:table-cell>
              </table:table-row>
              <table:table-row>
                <table:table-cell table:style-name="Table10.A1" office:value-type="string">
                  <text:p text:style-name="Table_20_Contents"><text:span text:style-name="Source_20_Text">df.std()</text:span></text:p>
                </table:table-cell>
                <table:table-cell table:style-name="Table10.A1" office:value-type="string">
                  <text:p text:style-name="Table_20_Contents">Returns the standard deviation of each column</text:p>
                </table:table-cell>
              </table:table-row>
            </table:table>
            <text:h text:style-name="Heading_20_2" text:outline-level="2"><text:bookmark text:name="download-a-printable-version-of-this-cheat-sheet"/>Download a printable version of this cheat sheet</text:h>
            <text:p text:style-name="Text_20_body">If you’d like to download a printable version of this cheat sheet you can do so below.</text:p>
            <text:p text:style-name="Text_20_body"><text:a xlink:type="simple" xlink:href="https://www.dataquest.io/blog/images/cheat-sheets/pandas-cheat-sheet.pdf" text:style-name="Internet_20_link" text:visited-style-name="Visited_20_Internet_20_Link">Download a Printable PDF of this Cheat Sheet</text:a></text:p>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6T12:07:29.224181128</meta:creation-date>
    <dc:date>2017-05-26T12:08:01.027570456</dc:date>
    <meta:editing-duration>PT32S</meta:editing-duration>
    <meta:editing-cycles>1</meta:editing-cycles>
    <meta:document-statistic meta:table-count="10" meta:image-count="1" meta:object-count="0" meta:page-count="4" meta:paragraph-count="170" meta:word-count="906" meta:character-count="6011" meta:non-whitespace-character-count="5272"/>
    <meta:generator>LibreOffice/5.1.6.2$Linux_X86_64 LibreOffice_project/10m0$Build-2</meta:generator>
  </office:meta>
</office:document-meta>
</file>